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lect Character Race</text:p>
      <text:p text:style-name="P1"/>
      <text:p text:style-name="P2">During character createion, the player is allowed to choose the race of his new character. <text:s/>This hook allows you to restrict the races from which the player can choose.</text:p>
      <text:p text:style-name="P2">Search Order</text:p>
      <text:p text:style-name="P2">Race</text:p>
      <text:p text:style-name="P2"/>
      <text:p text:style-name="P2">Context</text:p>
      <text:p text:style-name="P2">$Race</text:p>
      <text:p text:style-name="P2"/>
      <text:p text:style-name="P2">Parameters</text:p>
      <text:p text:style-name="P2">None</text:p>
      <text:p text:style-name="P2"/>
      <text:p text:style-name="P2">Return Value</text:p>
      <text:p text:style-name="P2">If the script returns a non-empty value then the race will not be listed as an allowed r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20:51</meta:creation-date>
    <meta:generator>OpenOffice.org/3.2$Win32 OpenOffice.org_project/320m18$Build-9502</meta:generator>
    <meta:editing-cycles>3</meta:editing-cycles>
    <meta:editing-duration>PT00H06M24S</meta:editing-duration>
    <dc:title>DisplayCharacterClass</dc:title>
    <dc:date>2013-06-06T16:11:33.68</dc:date>
    <dc:creator>Paul Stevens</dc:creator>
    <meta:document-statistic meta:table-count="0" meta:image-count="0" meta:object-count="0" meta:page-count="1" meta:paragraph-count="10" meta:word-count="59" meta:character-count="335"/>
  </office:meta>
</office:document-meta>
</file>